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EA640000062B0000076A040BC087A3C8FBC7.svg" manifest:media-type="image/svg+xml"/>
  <manifest:file-entry manifest:full-path="Pictures/100002010000003C00000048EE13FD464F910936.png" manifest:media-type="image/png"/>
  <manifest:file-entry manifest:full-path="Pictures/100002010000013500000101B88D4B036D953139.png" manifest:media-type="image/png"/>
  <manifest:file-entry manifest:full-path="Pictures/1000EA6700001FE700001A984AC006D53A257A0F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2.402cm" table:align="margins"/>
    </style:style>
    <style:style style:name="Tabla1.A" style:family="table-column">
      <style:table-column-properties style:column-width="12.402cm" style:rel-column-width="65535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2.208cm" table:align="margins"/>
    </style:style>
    <style:style style:name="Tabla2.A" style:family="table-column">
      <style:table-column-properties style:column-width="12.208cm" style:rel-column-width="65535*"/>
    </style:style>
    <style:style style:name="Tabla2.1" style:family="table-row"/>
    <style:style style:name="Tabla2.A1" style:family="table-cell">
      <style:table-cell-properties fo:padding="0.097cm" fo:border="0.5pt solid #000000"/>
    </style:style>
    <style:style style:name="Tabla2" style:family="table">
      <style:table-properties style:width="12.208cm" table:align="margins"/>
    </style:style>
    <style:style style:name="Tabla2.A" style:family="table-column">
      <style:table-column-properties style:column-width="12.208cm" style:rel-column-width="65535*"/>
    </style:style>
    <style:style style:name="Tabla2.1" style:family="table-row"/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2.402cm" table:align="margins"/>
    </style:style>
    <style:style style:name="Tabla3.A" style:family="table-column">
      <style:table-column-properties style:column-width="4.135cm" style:rel-column-width="2343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3.939cm" table:align="margins"/>
    </style:style>
    <style:style style:name="Tabla5.A" style:family="table-column">
      <style:table-column-properties style:column-width="3.939cm" style:rel-column-width="65535*"/>
    </style:style>
    <style:style style:name="Tabla5.A1" style:family="table-cell">
      <style:table-cell-properties fo:padding="0.097cm" fo:border-left="0.5pt solid #000000" fo:border-right="0.5pt solid #000000" fo:border-top="0.5pt solid #000000" fo:border-bottom="none"/>
    </style:style>
    <style:style style:name="Tabla5.A2" style:family="table-cell">
      <style:table-cell-properties fo:padding="0.097cm" fo:border-left="0.5pt solid #000000" fo:border-right="0.5pt solid #000000" fo:border-top="none" fo:border-bottom="none"/>
    </style:style>
    <style:style style:name="Tabla5.A3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3.941cm" table:align="margins"/>
    </style:style>
    <style:style style:name="Tabla6.A" style:family="table-column">
      <style:table-column-properties style:column-width="3.941cm" style:rel-column-width="65535*"/>
    </style:style>
    <style:style style:name="Tabla6.A1" style:family="table-cell">
      <style:table-cell-properties fo:padding="0.097cm" fo:border-left="0.5pt solid #000000" fo:border-right="0.5pt solid #000000" fo:border-top="0.5pt solid #000000" fo:border-bottom="none"/>
    </style:style>
    <style:style style:name="Tabla6.A2" style:family="table-cell">
      <style:table-cell-properties fo:padding="0.097cm" fo:border-left="0.5pt solid #000000" fo:border-right="0.5pt solid #000000" fo:border-top="none" fo:border-bottom="none"/>
    </style:style>
    <style:style style:name="Tabla6.A3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3.941cm" table:align="margins"/>
    </style:style>
    <style:style style:name="Tabla7.A" style:family="table-column">
      <style:table-column-properties style:column-width="3.941cm" style:rel-column-width="65535*"/>
    </style:style>
    <style:style style:name="Tabla7.A1" style:family="table-cell">
      <style:table-cell-properties fo:padding="0.097cm" fo:border-left="0.5pt solid #000000" fo:border-right="0.5pt solid #000000" fo:border-top="0.5pt solid #000000" fo:border-bottom="none"/>
    </style:style>
    <style:style style:name="Tabla7.A2" style:family="table-cell">
      <style:table-cell-properties fo:padding="0.097cm" fo:border-left="0.5pt solid #000000" fo:border-right="0.5pt solid #000000" fo:border-top="none" fo:border-bottom="none"/>
    </style:style>
    <style:style style:name="Tabla7.A3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3.939cm" table:align="margins"/>
    </style:style>
    <style:style style:name="Tabla8.A" style:family="table-column">
      <style:table-column-properties style:column-width="3.939cm" style:rel-column-width="65535*"/>
    </style:style>
    <style:style style:name="Tabla8.A1" style:family="table-cell">
      <style:table-cell-properties fo:padding="0.097cm" fo:border-left="0.5pt solid #000000" fo:border-right="0.5pt solid #000000" fo:border-top="0.5pt solid #000000" fo:border-bottom="none"/>
    </style:style>
    <style:style style:name="Tabla8.A2" style:family="table-cell">
      <style:table-cell-properties fo:padding="0.097cm" fo:border-left="0.5pt solid #000000" fo:border-right="0.5pt solid #000000" fo:border-top="none" fo:border-bottom="none"/>
    </style:style>
    <style:style style:name="Tabla8.A3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3.941cm" table:align="margins"/>
    </style:style>
    <style:style style:name="Tabla9.A" style:family="table-column">
      <style:table-column-properties style:column-width="3.941cm" style:rel-column-width="65535*"/>
    </style:style>
    <style:style style:name="Tabla9.A1" style:family="table-cell">
      <style:table-cell-properties fo:padding="0.097cm" fo:border-left="0.5pt solid #000000" fo:border-right="0.5pt solid #000000" fo:border-top="0.5pt solid #000000" fo:border-bottom="none"/>
    </style:style>
    <style:style style:name="Tabla9.A2" style:family="table-cell">
      <style:table-cell-properties fo:padding="0.097cm" fo:border-left="0.5pt solid #000000" fo:border-right="0.5pt solid #000000" fo:border-top="none" fo:border-bottom="none"/>
    </style:style>
    <style:style style:name="Tabla9.A3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3.941cm" table:align="margins"/>
    </style:style>
    <style:style style:name="Tabla10.A" style:family="table-column">
      <style:table-column-properties style:column-width="3.941cm" style:rel-column-width="65535*"/>
    </style:style>
    <style:style style:name="Tabla10.A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fo:padding="0.097cm" fo:border-left="0.5pt solid #000000" fo:border-right="0.5pt solid #000000" fo:border-top="none" fo:border-bottom="none"/>
    </style:style>
    <style:style style:name="Tabla10.A3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3.939cm" table:align="margins"/>
    </style:style>
    <style:style style:name="Tabla11.A" style:family="table-column">
      <style:table-column-properties style:column-width="3.939cm" style:rel-column-width="65535*"/>
    </style:style>
    <style:style style:name="Tabla11.A1" style:family="table-cell">
      <style:table-cell-properties fo:padding="0.097cm" fo:border-left="0.5pt solid #000000" fo:border-right="0.5pt solid #000000" fo:border-top="0.5pt solid #000000" fo:border-bottom="none"/>
    </style:style>
    <style:style style:name="Tabla11.A2" style:family="table-cell">
      <style:table-cell-properties fo:padding="0.097cm" fo:border-left="0.5pt solid #000000" fo:border-right="0.5pt solid #000000" fo:border-top="none" fo:border-bottom="none"/>
    </style:style>
    <style:style style:name="Tabla11.A3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3.941cm" table:align="margins"/>
    </style:style>
    <style:style style:name="Tabla12.A" style:family="table-column">
      <style:table-column-properties style:column-width="3.941cm" style:rel-column-width="65535*"/>
    </style:style>
    <style:style style:name="Tabla12.A1" style:family="table-cell">
      <style:table-cell-properties fo:padding="0.097cm" fo:border-left="0.5pt solid #000000" fo:border-right="0.5pt solid #000000" fo:border-top="0.5pt solid #000000" fo:border-bottom="none"/>
    </style:style>
    <style:style style:name="Tabla12.A2" style:family="table-cell">
      <style:table-cell-properties fo:padding="0.097cm" fo:border-left="0.5pt solid #000000" fo:border-right="0.5pt solid #000000" fo:border-top="none" fo:border-bottom="none"/>
    </style:style>
    <style:style style:name="Tabla12.A3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3.941cm" table:align="margins"/>
    </style:style>
    <style:style style:name="Tabla13.A" style:family="table-column">
      <style:table-column-properties style:column-width="3.941cm" style:rel-column-width="65535*"/>
    </style:style>
    <style:style style:name="Tabla13.A1" style:family="table-cell">
      <style:table-cell-properties fo:padding="0.097cm" fo:border-left="0.5pt solid #000000" fo:border-right="0.5pt solid #000000" fo:border-top="0.5pt solid #000000" fo:border-bottom="none"/>
    </style:style>
    <style:style style:name="Tabla13.A2" style:family="table-cell">
      <style:table-cell-properties fo:padding="0.097cm" fo:border-left="0.5pt solid #000000" fo:border-right="0.5pt solid #000000" fo:border-top="none" fo:border-bottom="none"/>
    </style:style>
    <style:style style:name="Tabla13.A3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3.939cm" table:align="margins"/>
    </style:style>
    <style:style style:name="Tabla5.A" style:family="table-column">
      <style:table-column-properties style:column-width="3.939cm" style:rel-column-width="65535*"/>
    </style:style>
    <style:style style:name="Tabla5.A1" style:family="table-cell">
      <style:table-cell-properties fo:padding="0.097cm" fo:border-left="0.5pt solid #000000" fo:border-right="0.5pt solid #000000" fo:border-top="0.5pt solid #000000" fo:border-bottom="none"/>
    </style:style>
    <style:style style:name="Tabla5.A2" style:family="table-cell">
      <style:table-cell-properties fo:padding="0.097cm" fo:border-left="0.5pt solid #000000" fo:border-right="0.5pt solid #000000" fo:border-top="none" fo:border-bottom="none"/>
    </style:style>
    <style:style style:name="Tabla5.A3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3.941cm" table:align="margins"/>
    </style:style>
    <style:style style:name="Tabla6.A" style:family="table-column">
      <style:table-column-properties style:column-width="3.941cm" style:rel-column-width="65535*"/>
    </style:style>
    <style:style style:name="Tabla6.A1" style:family="table-cell">
      <style:table-cell-properties fo:padding="0.097cm" fo:border-left="0.5pt solid #000000" fo:border-right="0.5pt solid #000000" fo:border-top="0.5pt solid #000000" fo:border-bottom="none"/>
    </style:style>
    <style:style style:name="Tabla6.A2" style:family="table-cell">
      <style:table-cell-properties fo:padding="0.097cm" fo:border-left="0.5pt solid #000000" fo:border-right="0.5pt solid #000000" fo:border-top="none" fo:border-bottom="none"/>
    </style:style>
    <style:style style:name="Tabla6.A3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3.941cm" table:align="margins"/>
    </style:style>
    <style:style style:name="Tabla7.A" style:family="table-column">
      <style:table-column-properties style:column-width="3.941cm" style:rel-column-width="65535*"/>
    </style:style>
    <style:style style:name="Tabla7.A1" style:family="table-cell">
      <style:table-cell-properties fo:padding="0.097cm" fo:border-left="0.5pt solid #000000" fo:border-right="0.5pt solid #000000" fo:border-top="0.5pt solid #000000" fo:border-bottom="none"/>
    </style:style>
    <style:style style:name="Tabla7.A2" style:family="table-cell">
      <style:table-cell-properties fo:padding="0.097cm" fo:border-left="0.5pt solid #000000" fo:border-right="0.5pt solid #000000" fo:border-top="none" fo:border-bottom="none"/>
    </style:style>
    <style:style style:name="Tabla7.A3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3.939cm" table:align="margins"/>
    </style:style>
    <style:style style:name="Tabla8.A" style:family="table-column">
      <style:table-column-properties style:column-width="3.939cm" style:rel-column-width="65535*"/>
    </style:style>
    <style:style style:name="Tabla8.A1" style:family="table-cell">
      <style:table-cell-properties fo:padding="0.097cm" fo:border-left="0.5pt solid #000000" fo:border-right="0.5pt solid #000000" fo:border-top="0.5pt solid #000000" fo:border-bottom="none"/>
    </style:style>
    <style:style style:name="Tabla8.A2" style:family="table-cell">
      <style:table-cell-properties fo:padding="0.097cm" fo:border-left="0.5pt solid #000000" fo:border-right="0.5pt solid #000000" fo:border-top="none" fo:border-bottom="none"/>
    </style:style>
    <style:style style:name="Tabla8.A3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3.941cm" table:align="margins"/>
    </style:style>
    <style:style style:name="Tabla9.A" style:family="table-column">
      <style:table-column-properties style:column-width="3.941cm" style:rel-column-width="65535*"/>
    </style:style>
    <style:style style:name="Tabla9.A1" style:family="table-cell">
      <style:table-cell-properties fo:padding="0.097cm" fo:border-left="0.5pt solid #000000" fo:border-right="0.5pt solid #000000" fo:border-top="0.5pt solid #000000" fo:border-bottom="none"/>
    </style:style>
    <style:style style:name="Tabla9.A2" style:family="table-cell">
      <style:table-cell-properties fo:padding="0.097cm" fo:border-left="0.5pt solid #000000" fo:border-right="0.5pt solid #000000" fo:border-top="none" fo:border-bottom="none"/>
    </style:style>
    <style:style style:name="Tabla9.A3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3.941cm" table:align="margins"/>
    </style:style>
    <style:style style:name="Tabla10.A" style:family="table-column">
      <style:table-column-properties style:column-width="3.941cm" style:rel-column-width="65535*"/>
    </style:style>
    <style:style style:name="Tabla10.A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fo:padding="0.097cm" fo:border-left="0.5pt solid #000000" fo:border-right="0.5pt solid #000000" fo:border-top="none" fo:border-bottom="none"/>
    </style:style>
    <style:style style:name="Tabla10.A3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3.939cm" table:align="margins"/>
    </style:style>
    <style:style style:name="Tabla11.A" style:family="table-column">
      <style:table-column-properties style:column-width="3.939cm" style:rel-column-width="65535*"/>
    </style:style>
    <style:style style:name="Tabla11.A1" style:family="table-cell">
      <style:table-cell-properties fo:padding="0.097cm" fo:border-left="0.5pt solid #000000" fo:border-right="0.5pt solid #000000" fo:border-top="0.5pt solid #000000" fo:border-bottom="none"/>
    </style:style>
    <style:style style:name="Tabla11.A2" style:family="table-cell">
      <style:table-cell-properties fo:padding="0.097cm" fo:border-left="0.5pt solid #000000" fo:border-right="0.5pt solid #000000" fo:border-top="none" fo:border-bottom="none"/>
    </style:style>
    <style:style style:name="Tabla11.A3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3.941cm" table:align="margins"/>
    </style:style>
    <style:style style:name="Tabla12.A" style:family="table-column">
      <style:table-column-properties style:column-width="3.941cm" style:rel-column-width="65535*"/>
    </style:style>
    <style:style style:name="Tabla12.A1" style:family="table-cell">
      <style:table-cell-properties fo:padding="0.097cm" fo:border-left="0.5pt solid #000000" fo:border-right="0.5pt solid #000000" fo:border-top="0.5pt solid #000000" fo:border-bottom="none"/>
    </style:style>
    <style:style style:name="Tabla12.A2" style:family="table-cell">
      <style:table-cell-properties fo:padding="0.097cm" fo:border-left="0.5pt solid #000000" fo:border-right="0.5pt solid #000000" fo:border-top="none" fo:border-bottom="none"/>
    </style:style>
    <style:style style:name="Tabla12.A3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3.941cm" table:align="margins"/>
    </style:style>
    <style:style style:name="Tabla13.A" style:family="table-column">
      <style:table-column-properties style:column-width="3.941cm" style:rel-column-width="65535*"/>
    </style:style>
    <style:style style:name="Tabla13.A1" style:family="table-cell">
      <style:table-cell-properties fo:padding="0.097cm" fo:border-left="0.5pt solid #000000" fo:border-right="0.5pt solid #000000" fo:border-top="0.5pt solid #000000" fo:border-bottom="none"/>
    </style:style>
    <style:style style:name="Tabla13.A2" style:family="table-cell">
      <style:table-cell-properties fo:padding="0.097cm" fo:border-left="0.5pt solid #000000" fo:border-right="0.5pt solid #000000" fo:border-top="none" fo:border-bottom="none"/>
    </style:style>
    <style:style style:name="Tabla13.A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cd26e" officeooo:paragraph-rsid="000cd26e"/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0pt" officeooo:paragraph-rsid="00157251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0cd26e" officeooo:paragraph-rsid="000cd26e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11e58d" officeooo:paragraph-rsid="0011e58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officeooo:paragraph-rsid="00157251"/>
    </style:style>
    <style:style style:name="P7" style:family="paragraph" style:parent-style-name="Table_20_Contents">
      <style:text-properties style:font-name="Liberation Serif" officeooo:rsid="0014864f" officeooo:paragraph-rsid="0014864f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157251"/>
    </style:style>
    <style:style style:name="T1" style:family="text">
      <style:text-properties officeooo:rsid="0015725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93903905305120">
          <table:table-cell table:style-name="Tabla1.A1" office:value-type="string">
            <text:p text:style-name="P4">Hexágono de Identidades Trigonométricas</text:p>
          </table:table-cell>
        </table:table-row>
        <table:table-row table:style-name="TableLine93903905305120">
          <table:table-cell table:style-name="Tabla1.A1" office:value-type="string"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3"><draw:frame draw:style-name="fr1" draw:name="Imagen2" text:anchor-type="as-char" svg:width="4.856cm" svg:height="4.032cm" draw:z-index="1"><draw:image xlink:href="Pictures/1000EA6700001FE700001A984AC006D53A257A0F.svg" xlink:type="simple" xlink:show="embed" xlink:actuate="onLoad" loext:mime-type="image/svg+xml"/><draw:image xlink:href="Pictures/100002010000013500000101B88D4B036D953139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able:table table:name="Tabla3" table:style-name="Tabla3">
        <table:table-column table:style-name="Tabla3.A" table:number-columns-repeated="3"/>
        <table:table-row table:style-name="TableLine93903966139280">
          <table:table-cell table:style-name="Tabla3.A1" office:value-type="string">
            <table:table table:name="Tabla5" table:style-name="Tabla5">
              <table:table-column table:style-name="Tabla5.A"/>
              <table:table-row table:style-name="TableLine93903852075504">
                <table:table-cell table:style-name="Tabla5.A1" office:value-type="string">
                  <text:p text:style-name="P7">a</text:p>
                </table:table-cell>
              </table:table-row>
              <table:table-row table:style-name="TableLine93903852075504">
                <table:table-cell table:style-name="Tabla5.A2" office:value-type="string">
                  <text:p text:style-name="P6"><draw:frame draw:style-name="fr1" draw:name="Imagen1" text:anchor-type="as-char" svg:width="1.499cm" svg:height="1.78cm" draw:z-index="3"><draw:image xlink:href="Pictures/1000EA640000062B0000076A040BC087A3C8FBC7.svg" xlink:type="simple" xlink:show="embed" xlink:actuate="onLoad" loext:mime-type="image/svg+xml"/><draw:image xlink:href="Pictures/100002010000003C00000048EE13FD464F910936.png" xlink:type="simple" xlink:show="embed" xlink:actuate="onLoad" loext:mime-type="image/png"/></draw:frame></text:p>
                </table:table-cell>
              </table:table-row>
              <table:table-row table:style-name="TableLine93903852075504">
                <table:table-cell table:style-name="Tabla5.A3" office:value-type="string">
                  <text:p text:style-name="P2"/>
                </table:table-cell>
              </table:table-row>
            </table:table>
            <text:p text:style-name="Table_20_Contents"/>
          </table:table-cell>
          <table:table-cell table:style-name="Tabla3.A1" office:value-type="string">
            <table:table table:name="Tabla6" table:style-name="Tabla6">
              <table:table-column table:style-name="Tabla6.A"/>
              <table:table-row table:style-name="TableLine93903980307664">
                <table:table-cell table:style-name="Tabla6.A1" office:value-type="string">
                  <text:p text:style-name="Table_20_Contents"/>
                </table:table-cell>
              </table:table-row>
              <table:table-row table:style-name="TableLine93903980307664">
                <table:table-cell table:style-name="Tabla6.A2" office:value-type="string">
                  <text:p text:style-name="P9"><draw:frame draw:style-name="fr1" draw:name="Imagen5" text:anchor-type="as-char" svg:width="1.499cm" svg:height="1.78cm" draw:z-index="2"><draw:image xlink:href="Pictures/1000EA640000062B0000076A040BC087A3C8FBC7.svg" xlink:type="simple" xlink:show="embed" xlink:actuate="onLoad" loext:mime-type="image/svg+xml"/><draw:image xlink:href="Pictures/100002010000003C00000048EE13FD464F910936.png" xlink:type="simple" xlink:show="embed" xlink:actuate="onLoad" loext:mime-type="image/png"/></draw:frame></text:p>
                </table:table-cell>
              </table:table-row>
              <table:table-row table:style-name="TableLine93903980307664">
                <table:table-cell table:style-name="Tabla6.A3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a3.A1" office:value-type="string">
            <table:table table:name="Tabla7" table:style-name="Tabla7">
              <table:table-column table:style-name="Tabla7.A"/>
              <table:table-row table:style-name="TableLine93903980446464">
                <table:table-cell table:style-name="Tabla7.A1" office:value-type="string">
                  <text:p text:style-name="Table_20_Contents"/>
                </table:table-cell>
              </table:table-row>
              <table:table-row table:style-name="TableLine93903980446464">
                <table:table-cell table:style-name="Tabla7.A2" office:value-type="string">
                  <text:p text:style-name="P8"><draw:frame draw:style-name="fr1" draw:name="Imagen8" text:anchor-type="as-char" svg:width="1.499cm" svg:height="1.799cm" draw:z-index="0"><draw:image xlink:href="Pictures/1000EA640000062B0000076A040BC087A3C8FBC7.svg" xlink:type="simple" xlink:show="embed" xlink:actuate="onLoad" loext:mime-type="image/svg+xml"/><draw:image xlink:href="Pictures/100002010000003C00000048EE13FD464F910936.png" xlink:type="simple" xlink:show="embed" xlink:actuate="onLoad" loext:mime-type="image/png"/></draw:frame></text:p>
                </table:table-cell>
              </table:table-row>
              <table:table-row table:style-name="TableLine93903980446464">
                <table:table-cell table:style-name="Tabla7.A3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Line93903966139280">
          <table:table-cell table:style-name="Tabla3.A1" office:value-type="string">
            <table:table table:name="Tabla8" table:style-name="Tabla8">
              <table:table-column table:style-name="Tabla8.A"/>
              <table:table-row table:style-name="TableLine93903928380288">
                <table:table-cell table:style-name="Tabla8.A1" office:value-type="string">
                  <text:p text:style-name="Table_20_Contents"/>
                </table:table-cell>
              </table:table-row>
              <table:table-row table:style-name="TableLine93903928380288">
                <table:table-cell table:style-name="Tabla8.A2" office:value-type="string">
                  <text:p text:style-name="P9"><draw:frame draw:style-name="fr1" draw:name="Imagen3" text:anchor-type="as-char" svg:width="1.499cm" svg:height="1.78cm" draw:z-index="4"><draw:image xlink:href="Pictures/1000EA640000062B0000076A040BC087A3C8FBC7.svg" xlink:type="simple" xlink:show="embed" xlink:actuate="onLoad" loext:mime-type="image/svg+xml"/><draw:image xlink:href="Pictures/100002010000003C00000048EE13FD464F910936.png" xlink:type="simple" xlink:show="embed" xlink:actuate="onLoad" loext:mime-type="image/png"/></draw:frame></text:p>
                </table:table-cell>
              </table:table-row>
              <table:table-row table:style-name="TableLine93903928380288">
                <table:table-cell table:style-name="Tabla8.A3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a3.A1" office:value-type="string">
            <table:table table:name="Tabla9" table:style-name="Tabla9">
              <table:table-column table:style-name="Tabla9.A"/>
              <table:table-row table:style-name="TableLine93903980451776">
                <table:table-cell table:style-name="Tabla9.A1" office:value-type="string">
                  <text:p text:style-name="Table_20_Contents"/>
                </table:table-cell>
              </table:table-row>
              <table:table-row table:style-name="TableLine93903980451776">
                <table:table-cell table:style-name="Tabla9.A2" office:value-type="string">
                  <text:p text:style-name="P9"><draw:frame draw:style-name="fr1" draw:name="Imagen6" text:anchor-type="as-char" svg:width="1.499cm" svg:height="1.78cm" draw:z-index="5"><draw:image xlink:href="Pictures/1000EA640000062B0000076A040BC087A3C8FBC7.svg" xlink:type="simple" xlink:show="embed" xlink:actuate="onLoad" loext:mime-type="image/svg+xml"/><draw:image xlink:href="Pictures/100002010000003C00000048EE13FD464F910936.png" xlink:type="simple" xlink:show="embed" xlink:actuate="onLoad" loext:mime-type="image/png"/></draw:frame></text:p>
                </table:table-cell>
              </table:table-row>
              <table:table-row table:style-name="TableLine93903980451776">
                <table:table-cell table:style-name="Tabla9.A3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a3.A1" office:value-type="string">
            <table:table table:name="Tabla10" table:style-name="Tabla10">
              <table:table-column table:style-name="Tabla10.A"/>
              <table:table-row table:style-name="TableLine93903899553632">
                <table:table-cell table:style-name="Tabla10.A1" office:value-type="string">
                  <text:p text:style-name="Table_20_Contents"/>
                </table:table-cell>
              </table:table-row>
              <table:table-row table:style-name="TableLine93903899553632">
                <table:table-cell table:style-name="Tabla10.A2" office:value-type="string">
                  <text:p text:style-name="P9"><draw:frame draw:style-name="fr1" draw:name="Imagen9" text:anchor-type="as-char" svg:width="1.499cm" svg:height="1.78cm" draw:z-index="6"><draw:image xlink:href="Pictures/1000EA640000062B0000076A040BC087A3C8FBC7.svg" xlink:type="simple" xlink:show="embed" xlink:actuate="onLoad" loext:mime-type="image/svg+xml"/><draw:image xlink:href="Pictures/100002010000003C00000048EE13FD464F910936.png" xlink:type="simple" xlink:show="embed" xlink:actuate="onLoad" loext:mime-type="image/png"/></draw:frame></text:p>
                </table:table-cell>
              </table:table-row>
              <table:table-row table:style-name="TableLine93903899553632">
                <table:table-cell table:style-name="Tabla10.A3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Line93903966139280">
          <table:table-cell table:style-name="Tabla3.A1" office:value-type="string">
            <table:table table:name="Tabla11" table:style-name="Tabla11">
              <table:table-column table:style-name="Tabla11.A"/>
              <table:table-row table:style-name="TableLine93903899594528">
                <table:table-cell table:style-name="Tabla11.A1" office:value-type="string">
                  <text:p text:style-name="Table_20_Contents"/>
                </table:table-cell>
              </table:table-row>
              <table:table-row table:style-name="TableLine93903899594528">
                <table:table-cell table:style-name="Tabla11.A2" office:value-type="string">
                  <text:p text:style-name="P9"><draw:frame draw:style-name="fr1" draw:name="Imagen4" text:anchor-type="as-char" svg:width="1.499cm" svg:height="1.78cm" draw:z-index="7"><draw:image xlink:href="Pictures/1000EA640000062B0000076A040BC087A3C8FBC7.svg" xlink:type="simple" xlink:show="embed" xlink:actuate="onLoad" loext:mime-type="image/svg+xml"/><draw:image xlink:href="Pictures/100002010000003C00000048EE13FD464F910936.png" xlink:type="simple" xlink:show="embed" xlink:actuate="onLoad" loext:mime-type="image/png"/></draw:frame></text:p>
                </table:table-cell>
              </table:table-row>
              <table:table-row table:style-name="TableLine93903899594528">
                <table:table-cell table:style-name="Tabla11.A3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a3.A1" office:value-type="string">
            <table:table table:name="Tabla12" table:style-name="Tabla12">
              <table:table-column table:style-name="Tabla12.A"/>
              <table:table-row table:style-name="TableLine93903974665744">
                <table:table-cell table:style-name="Tabla12.A1" office:value-type="string">
                  <text:p text:style-name="Table_20_Contents"/>
                </table:table-cell>
              </table:table-row>
              <table:table-row table:style-name="TableLine93903974665744">
                <table:table-cell table:style-name="Tabla12.A2" office:value-type="string">
                  <text:p text:style-name="P9"><draw:frame draw:style-name="fr1" draw:name="Imagen7" text:anchor-type="as-char" svg:width="1.499cm" svg:height="1.78cm" draw:z-index="8"><draw:image xlink:href="Pictures/1000EA640000062B0000076A040BC087A3C8FBC7.svg" xlink:type="simple" xlink:show="embed" xlink:actuate="onLoad" loext:mime-type="image/svg+xml"/><draw:image xlink:href="Pictures/100002010000003C00000048EE13FD464F910936.png" xlink:type="simple" xlink:show="embed" xlink:actuate="onLoad" loext:mime-type="image/png"/></draw:frame></text:p>
                </table:table-cell>
              </table:table-row>
              <table:table-row table:style-name="TableLine93903974665744">
                <table:table-cell table:style-name="Tabla12.A3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a3.A1" office:value-type="string">
            <table:table table:name="Tabla13" table:style-name="Tabla13">
              <table:table-column table:style-name="Tabla13.A"/>
              <table:table-row table:style-name="TableLine93903974574608">
                <table:table-cell table:style-name="Tabla13.A1" office:value-type="string">
                  <text:p text:style-name="Table_20_Contents"/>
                </table:table-cell>
              </table:table-row>
              <table:table-row table:style-name="TableLine93903974574608">
                <table:table-cell table:style-name="Tabla13.A2" office:value-type="string">
                  <text:p text:style-name="P9"><draw:frame draw:style-name="fr1" draw:name="Imagen10" text:anchor-type="as-char" svg:width="1.499cm" svg:height="1.78cm" draw:z-index="9"><draw:image xlink:href="Pictures/1000EA640000062B0000076A040BC087A3C8FBC7.svg" xlink:type="simple" xlink:show="embed" xlink:actuate="onLoad" loext:mime-type="image/svg+xml"/><draw:image xlink:href="Pictures/100002010000003C00000048EE13FD464F910936.png" xlink:type="simple" xlink:show="embed" xlink:actuate="onLoad" loext:mime-type="image/png"/></draw:frame></text:p>
                </table:table-cell>
              </table:table-row>
              <table:table-row table:style-name="TableLine93903974574608">
                <table:table-cell table:style-name="Tabla13.A3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F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MX" style:letter-kerning="true" style:font-name-asian="F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F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name-asian="F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F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02:51:08.646231817</meta:creation-date>
    <dc:date>2022-07-12T16:18:36.457856806</dc:date>
    <meta:editing-duration>PT1H7M55S</meta:editing-duration>
    <meta:editing-cycles>5</meta:editing-cycles>
    <meta:generator>LibreOffice/6.4.7.2$Linux_X86_64 LibreOffice_project/40$Build-2</meta:generator>
    <meta:document-statistic meta:table-count="12" meta:image-count="10" meta:object-count="0" meta:page-count="1" meta:paragraph-count="12" meta:word-count="5" meta:character-count="40" meta:non-whitespace-character-count="37"/>
  </office:meta>
</office:document-meta>
</file>